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Calibri" svg:font-family="Calibri, sans-serif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8.5cm"/>
    </style:style>
    <style:style style:name="Tabla2.A1" style:family="table-cell">
      <style:table-cell-properties fo:padding="0cm" fo:border="none" style:writing-mode="lr-tb"/>
    </style:style>
    <style:style style:name="Tabla3" style:family="table">
      <style:table-properties style:width="17.007cm" fo:margin-left="0cm" table:align="left"/>
    </style:style>
    <style:style style:name="Tabla3.A" style:family="table-column">
      <style:table-column-properties style:column-width="2.835cm"/>
    </style:style>
    <style:style style:name="Tabla3.B" style:family="table-column">
      <style:table-column-properties style:column-width="3.346cm"/>
    </style:style>
    <style:style style:name="Tabla3.C" style:family="table-column">
      <style:table-column-properties style:column-width="2.323cm"/>
    </style:style>
    <style:style style:name="Tabla3.A1" style:family="table-cell">
      <style:table-cell-properties fo:padding="0cm" fo:border="0.002cm solid #000000" style:writing-mode="lr-tb"/>
    </style:style>
    <style:style style:name="Tabla3.A2" style:family="table-cell">
      <style:table-cell-properties fo:background-color="#dae5f5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F2" style:family="table-cell">
      <style:table-cell-properties fo:background-color="#dae5f5" fo:padding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.A3" style:family="table-cell">
      <style:table-cell-properties fo:padding="0cm" fo:border-left="0.002cm solid #000000" fo:border-right="none" fo:border-top="none" fo:border-bottom="0.002cm solid #000000" style:writing-mode="lr-tb"/>
    </style:style>
    <style:style style:name="Tabla3.F3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5.004cm" fo:margin-left="5.953cm" table:align="left"/>
    </style:style>
    <style:style style:name="Tabla4.A" style:family="table-column">
      <style:table-column-properties style:column-width="2.54cm"/>
    </style:style>
    <style:style style:name="Tabla4.B" style:family="table-column">
      <style:table-column-properties style:column-width="2.464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a4.B1" style:family="table-cell">
      <style:table-cell-properties fo:padding="0.097cm" fo:border="0.002cm solid #000000" style:writing-mode="lr-tb"/>
    </style:style>
    <style:style style:name="Tabla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3.61cm" fo:margin-left="0cm" table:align="left"/>
    </style:style>
    <style:style style:name="Tabla5.A" style:family="table-column">
      <style:table-column-properties style:column-width="3.821cm"/>
    </style:style>
    <style:style style:name="Tabla5.B" style:family="table-column">
      <style:table-column-properties style:column-width="4.032cm"/>
    </style:style>
    <style:style style:name="Tabla5.C" style:family="table-column">
      <style:table-column-properties style:column-width="5.757cm"/>
    </style:style>
    <style:style style:name="Tabla5.A1" style:family="table-cell">
      <style:table-cell-properties fo:background-color="#00008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C1" style:family="table-cell">
      <style:table-cell-properties fo:background-color="#000080" fo:padding="0.097cm" fo:border="0.002cm solid #000000" style:writing-mode="lr-tb">
        <style:background-image/>
      </style:table-cell-properties>
    </style:style>
    <style:style style:name="Tabla5.A2" style:family="table-cell">
      <style:table-cell-properties fo:background-color="#4d4d4d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fo:background-color="#ff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C2" style:family="table-cell">
      <style:table-cell-properties fo:background-color="#cccccc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B7" style:family="table-cell">
      <style:table-cell-properties fo:background-color="#cccccc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" style:family="table">
      <style:table-properties style:width="16.983cm" fo:margin-left="0cm" table:align="left"/>
    </style:style>
    <style:style style:name="Tabla6.A" style:family="table-column">
      <style:table-column-properties style:column-width="1.492cm"/>
    </style:style>
    <style:style style:name="Tabla6.B" style:family="table-column">
      <style:table-column-properties style:column-width="2.75cm"/>
    </style:style>
    <style:style style:name="Tabla6.C" style:family="table-column">
      <style:table-column-properties style:column-width="3cm"/>
    </style:style>
    <style:style style:name="Tabla6.D" style:family="table-column">
      <style:table-column-properties style:column-width="9.74cm"/>
    </style:style>
    <style:style style:name="Tabla6.A1" style:family="table-cell">
      <style:table-cell-properties fo:background-color="#d0cece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6.A2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Encabezado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Pie_20_de_20_página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Pie_20_de_20_página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language="es" fo:country="ES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color="#ffffff" style:font-name="Liberation Serif"/>
    </style:style>
    <style:style style:name="P9" style:family="paragraph" style:parent-style-name="Table_20_Contents">
      <style:text-properties fo:color="#000000" style:font-name="Liberation Serif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text-align="center" style:justify-single-word="false" fo:break-before="pag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Text_20_body">
      <style:paragraph-properties fo:line-height="104%"/>
    </style:style>
    <style:style style:name="P15" style:family="paragraph" style:parent-style-name="Text_20_body">
      <style:paragraph-properties fo:line-height="103%"/>
    </style:style>
    <style:style style:name="P16" style:family="paragraph" style:parent-style-name="Text_20_body">
      <style:text-properties fo:language="es" fo:country="ES"/>
    </style:style>
    <style:style style:name="P17" style:family="paragraph" style:parent-style-name="Text_20_body">
      <style:text-properties fo:language="es" fo:country="ES" fo:font-weight="bold" style:font-weight-asian="bold"/>
    </style:style>
    <style:style style:name="P18" style:family="paragraph" style:parent-style-name="Text_20_body">
      <style:paragraph-properties fo:text-align="center" style:justify-single-word="false"/>
      <style:text-properties fo:language="es" fo:country="ES" fo:font-weight="bold" style:font-weight-asian="bold"/>
    </style:style>
    <style:style style:name="P19" style:family="paragraph" style:parent-style-name="Text_20_body">
      <style:paragraph-properties fo:text-align="center" style:justify-single-word="false"/>
      <style:text-properties fo:language="es" fo:country="ES"/>
    </style:style>
    <style:style style:name="P2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21" style:family="paragraph" style:parent-style-name="Text_20_body">
      <style:paragraph-properties fo:margin-left="0cm" fo:margin-right="0cm" fo:line-height="104%" fo:text-indent="-0.635cm" style:auto-text-indent="false"/>
    </style:style>
    <style:style style:name="P22" style:family="paragraph" style:parent-style-name="Text_20_body">
      <style:paragraph-properties fo:margin-left="0cm" fo:margin-right="0cm" fo:line-height="103%" fo:text-indent="-0.635cm" style:auto-text-indent="false"/>
    </style:style>
    <style:style style:name="P23" style:family="paragraph" style:parent-style-name="Text_20_body">
      <style:paragraph-properties fo:margin-left="1.245cm" fo:margin-right="0cm" fo:line-height="103%" fo:text-indent="0cm" style:auto-text-indent="false">
        <style:tab-stops/>
      </style:paragraph-properties>
      <style:text-properties fo:language="es" fo:country="ES"/>
    </style:style>
    <style:style style:name="P24" style:family="paragraph" style:parent-style-name="Text_20_body">
      <style:paragraph-properties fo:margin-left="1.245cm" fo:margin-right="0cm" fo:line-height="104%" fo:text-indent="0cm" style:auto-text-indent="false">
        <style:tab-stops/>
      </style:paragraph-properties>
      <style:text-properties fo:language="es" fo:country="ES"/>
    </style:style>
    <style:style style:name="P25" style:family="paragraph" style:parent-style-name="Text_20_body">
      <style:paragraph-properties fo:margin-left="1.245cm" fo:margin-right="0cm" fo:line-height="103%" fo:text-indent="-0.635cm" style:auto-text-indent="false">
        <style:tab-stops/>
      </style:paragraph-properties>
    </style:style>
    <style:style style:name="P26" style:family="paragraph" style:parent-style-name="Text_20_body">
      <style:paragraph-properties fo:margin-left="2.54cm" fo:margin-right="0cm" fo:line-height="103%" fo:text-indent="-0.635cm" style:auto-text-indent="false">
        <style:tab-stops/>
      </style:paragraph-properties>
    </style:style>
    <style:style style:name="P27" style:family="paragraph" style:parent-style-name="Standard" style:master-page-name="MP0">
      <style:paragraph-properties style:page-number="auto" fo:break-before="page"/>
    </style:style>
    <style:style style:name="P28" style:family="paragraph" style:parent-style-name="Título_20_1">
      <style:text-properties fo:font-size="18pt" style:font-size-asian="18pt" style:font-size-complex="18pt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language="es" fo:country="ES"/>
    </style:style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>
      <style:paragraph-properties fo:line-height="104%"/>
    </style:style>
    <style:style style:name="P35" style:family="paragraph" style:parent-style-name="Text_20_body">
      <style:text-properties fo:language="es" fo:country="ES" fo:font-weight="bold" style:font-weight-asian="bold"/>
    </style:style>
    <style:style style:name="P36" style:family="paragraph" style:parent-style-name="Text_20_body">
      <style:text-properties style:font-name="Arial" fo:font-size="14pt" fo:language="es" fo:country="ES" fo:font-weight="bold" style:font-size-asian="14pt" style:font-weight-asian="bold" style:font-name-complex="Arial" style:font-size-complex="14pt"/>
    </style:style>
    <style:style style:name="P37" style:family="paragraph" style:parent-style-name="Text_20_body">
      <style:text-properties fo:color="#000000"/>
    </style:style>
    <style:style style:name="P38" style:family="paragraph" style:parent-style-name="Text_20_body">
      <style:paragraph-properties fo:break-before="page"/>
      <style:text-properties style:font-name="Arial" fo:font-size="14pt" fo:language="es" fo:country="ES" fo:font-weight="bold" style:font-size-asian="14pt" style:font-weight-asian="bold" style:font-name-complex="Arial" style:font-size-complex="14pt"/>
    </style:style>
    <style:style style:name="P39" style:family="paragraph" style:parent-style-name="Text_20_body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40" style:family="paragraph" style:parent-style-name="TDC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hyphenation-ladder-count="no-limit" fo:break-before="pag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42" style:family="paragraph" style:parent-style-name="Heading_20_1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/>
    </style:style>
    <style:style style:name="T4" style:family="text">
      <style:text-properties fo:language="es" fo:country="ES" fo:font-style="italic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language="es" fo:country="ES" style:font-size-asian="18pt" style:font-size-complex="18pt"/>
    </style:style>
    <style:style style:name="T8" style:family="text">
      <style:text-properties fo:color="#000000" style:font-name="Calibri"/>
    </style:style>
    <style:style style:name="T9" style:family="text">
      <style:text-properties fo:color="#000000" style:font-name="TimesNewRomanPSMT"/>
    </style:style>
    <style:style style:name="T10" style:family="text">
      <style:text-properties style:font-name="Courier New"/>
    </style:style>
    <style:style style:name="T11" style:family="text">
      <style:text-properties fo:font-size="11pt" fo:language="es" fo:country="ES" style:font-size-asian="11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Title">ACTA DE CONSTITUCIÓN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Table_20_Contents">Realizado por:</text:p>
          </table:table-cell>
          <table:table-cell table:style-name="Tabla2.A1" office:value-type="string">
            <text:p text:style-name="Table_20_Contents">García Gonzalez, Andrés</text:p>
            <text:p text:style-name="Table_20_Contents">Vazquez Argumedo, Jesús</text:p>
            <text:p text:style-name="Table_20_Contents">Vazquez Encina, Alejandro</text:p>
            <text:p text:style-name="Table_20_Contents">Vera Recacha, Laura</text:p>
            <text:p text:style-name="Table_20_Contents">Villalba Ramírez, Javier</text:p>
          </table:table-cell>
        </table:table-row>
        <table:table-row>
          <table:table-cell table:style-name="Tabla2.A1" office:value-type="string">
            <text:p text:style-name="Table_20_Contents">Fecha de realización:</text:p>
          </table:table-cell>
          <table:table-cell table:style-name="Tabla2.A1" office:value-type="string">
            <text:p text:style-name="Table_20_Contents">16 de <text:span text:style-name="Fuente_20_de_20_párrafo_20_predeter."><text:span text:style-name="T2">Diciembre</text:span></text:span> de 2017</text:p>
          </table:table-cell>
        </table:table-row>
        <table:table-row>
          <table:table-cell table:style-name="Tabla2.A1" office:value-type="string">
            <text:p text:style-name="Table_20_Contents">Revisión:</text:p>
          </table:table-cell>
          <table:table-cell table:style-name="Tabla2.A1" office:value-type="string">
            <text:p text:style-name="Table_20_Contents">3.3</text:p>
          </table:table-cell>
        </table:table-row>
        <table:table-row>
          <table:table-cell table:style-name="Tabla2.A1" office:value-type="string">
            <text:p text:style-name="Table_20_Contents">Contacto:</text:p>
          </table:table-cell>
          <table:table-cell table:style-name="Tabla2.A1" office:value-type="string">
            <text:p text:style-name="Table_20_Contents"><text:a xlink:type="simple" xlink:href="mailto:javvilram@alum.us.es" office:target-frame-name="_top" xlink:show="replace" text:style-name="Internet_20_link" text:visited-style-name="Visited_20_Internet_20_Link">javvilram@alum.us.es</text:a></text:p>
          </table:table-cell>
        </table:table-row>
      </table:table>
      <text:p text:style-name="P12"/>
      <text:p text:style-name="P11"/>
      <text:table-of-content text:style-name="Sect1" text:name="_TOC3">
        <text:table-of-content-source text:outline-level="9" text:use-index-marks="false">
          <text:index-title-template text:style-name="Contents_20_Heading">Índice de contenido</text:index-title-template>
          <text:table-of-content-entry-template text:outline-level="1" text:style-name="TD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3_Head">
            <text:p text:style-name="Contents_20_Heading">Índice de contenido</text:p>
          </text:index-title>
          <text:p text:style-name="P40"><text:a xlink:type="simple" xlink:href="#__RefHeading___Toc408_641743559">1. Descripción del Proyecto y los Entregables<text:tab/>4</text:a></text:p>
          <text:p text:style-name="P40"><text:a xlink:type="simple" xlink:href="#__RefHeading___Toc412_641743559">2. Requisitos del proyecto y del producto<text:tab/>4</text:a></text:p>
          <text:p text:style-name="P40"><text:a xlink:type="simple" xlink:href="#__RefHeading___Toc416_641743559">3. Descripción del protocolo de comunicación del proyecto<text:tab/>5</text:a></text:p>
          <text:p text:style-name="P40"><text:a xlink:type="simple" xlink:href="#__RefHeading___Toc579_342737938">4. Tabla de interesados<text:tab/>5</text:a></text:p>
          <text:p text:style-name="P40"><text:a xlink:type="simple" xlink:href="#__RefHeading___Toc446_342737938">5. <text:s/>Criterios de aceptación<text:tab/>6</text:a></text:p>
          <text:p text:style-name="P40"><text:a xlink:type="simple" xlink:href="#__RefHeading___Toc436_641743559">6. Riesgos iniciales<text:tab/>7</text:a></text:p>
          <text:p text:style-name="P40"><text:a xlink:type="simple" xlink:href="#__RefHeading__2392_1436151535">7. Plan de riesgos<text:tab/>8</text:a></text:p>
          <text:p text:style-name="P40"><text:a xlink:type="simple" xlink:href="#__RefHeading___Toc581_342737938">8. Coste<text:tab/>9</text:a></text:p>
        </text:index-body>
      </text:table-of-content>
      <text:p text:style-name="Text_20_body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A" table:number-columns-repeated="3"/>
        <table:table-row>
          <table:table-cell table:style-name="Tabla3.A1" table:number-columns-spanned="6" office:value-type="string">
            <text:p text:style-name="P2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">Versión</text:p>
          </table:table-cell>
          <table:table-cell table:style-name="Tabla3.A2" office:value-type="string">
            <text:p text:style-name="P5">Realizada por</text:p>
          </table:table-cell>
          <table:table-cell table:style-name="Tabla3.A2" office:value-type="string">
            <text:p text:style-name="P5">Revisada por</text:p>
          </table:table-cell>
          <table:table-cell table:style-name="Tabla3.A2" office:value-type="string">
            <text:p text:style-name="P5">Aprobada por</text:p>
          </table:table-cell>
          <table:table-cell table:style-name="Tabla3.A2" office:value-type="string">
            <text:p text:style-name="P5">Fecha</text:p>
          </table:table-cell>
          <table:table-cell table:style-name="Tabla3.F2" office:value-type="string">
            <text:p text:style-name="P5">Motivo</text:p>
          </table:table-cell>
        </table:table-row>
        <table:table-row>
          <table:table-cell table:style-name="Tabla3.A3" office:value-type="string">
            <text:p text:style-name="P5">1.0</text:p>
          </table:table-cell>
          <table:table-cell table:style-name="Tabla3.A3" office:value-type="string">
            <text:p text:style-name="P5">Laura Vera Recacha</text:p>
          </table:table-cell>
          <table:table-cell table:style-name="Tabla3.A3" office:value-type="string">
            <text:p text:style-name="P5">Adrián Luque Montoya</text:p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09/11/2017</text:p>
          </table:table-cell>
          <table:table-cell table:style-name="Tabla3.F3" office:value-type="string">
            <text:p text:style-name="P5">Versión inicial del documento</text:p>
          </table:table-cell>
        </table:table-row>
        <table:table-row>
          <table:table-cell table:style-name="Tabla3.A3" office:value-type="string">
            <text:p text:style-name="P5">2.0</text:p>
          </table:table-cell>
          <table:table-cell table:style-name="Tabla3.A3" office:value-type="string">
            <text:p text:style-name="P5">Laura Vera Recacha</text:p>
            <text:p text:style-name="P5">Andrés García González</text:p>
          </table:table-cell>
          <table:table-cell table:style-name="Tabla3.A3" office:value-type="string">
            <text:p text:style-name="P5">Adrián Luque Montoya</text:p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22/11/2017</text:p>
          </table:table-cell>
          <table:table-cell table:style-name="Tabla3.F3" office:value-type="string">
            <text:p text:style-name="P5">Primera mejora del documento</text:p>
          </table:table-cell>
        </table:table-row>
        <table:table-row>
          <table:table-cell table:style-name="Tabla3.A3" office:value-type="string">
            <text:p text:style-name="P5">3.0</text:p>
          </table:table-cell>
          <table:table-cell table:style-name="Tabla3.A3" office:value-type="string">
            <text:p text:style-name="P5">AlejandroVázquez</text:p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26/11/2017</text:p>
          </table:table-cell>
          <table:table-cell table:style-name="Tabla3.F3" office:value-type="string">
            <text:p text:style-name="P5">Revisión después de la segunda iteración</text:p>
          </table:table-cell>
        </table:table-row>
        <table:table-row>
          <table:table-cell table:style-name="Tabla3.A3" office:value-type="string">
            <text:p text:style-name="P5">3.1</text:p>
          </table:table-cell>
          <table:table-cell table:style-name="Tabla3.A3" office:value-type="string">
            <text:p text:style-name="P5">Andrés García González</text:p>
          </table:table-cell>
          <table:table-cell table:style-name="Tabla3.A3" office:value-type="string">
            <text:p text:style-name="P5">Adrián Luque Montoya</text:p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04/12/2017</text:p>
          </table:table-cell>
          <table:table-cell table:style-name="Tabla3.F3" office:value-type="string">
            <text:p text:style-name="P5">Añadido plan de riesgos</text:p>
          </table:table-cell>
        </table:table-row>
        <table:table-row>
          <table:table-cell table:style-name="Tabla3.A3" office:value-type="string">
            <text:p text:style-name="P5">3.2</text:p>
          </table:table-cell>
          <table:table-cell table:style-name="Tabla3.A3" office:value-type="string">
            <text:p text:style-name="P6">Andrés García González</text:p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14/12/2017</text:p>
          </table:table-cell>
          <table:table-cell table:style-name="Tabla3.F3" office:value-type="string">
            <text:p text:style-name="P6">Mejora del plan de riesgos</text:p>
          </table:table-cell>
        </table:table-row>
        <table:table-row>
          <table:table-cell table:style-name="Tabla3.A3" office:value-type="string">
            <text:p text:style-name="P5">3.3</text:p>
          </table:table-cell>
          <table:table-cell table:style-name="Tabla3.A3" office:value-type="string">
            <text:p text:style-name="P6">Jesús Vázquez Argumedo</text:p>
          </table:table-cell>
          <table:table-cell table:style-name="Tabla3.A3" office:value-type="string">
            <text:p text:style-name="P5"/>
          </table:table-cell>
          <table:table-cell table:style-name="Tabla3.A3" office:value-type="string">
            <text:p text:style-name="Table_20_Contents"/>
          </table:table-cell>
          <table:table-cell table:style-name="Tabla3.A3" office:value-type="string">
            <text:p text:style-name="P5">16/12/2017</text:p>
          </table:table-cell>
          <table:table-cell table:style-name="Tabla3.F3" office:value-type="string">
            <text:p text:style-name="P6">Revisión del documento</text:p>
          </table:table-cell>
        </table:table-row>
      </table:table>
      <text:p text:style-name="Text_20_body"/>
      <text:h text:style-name="P41" text:outline-level="1"><text:bookmark-start text:name="_Toc501016494"/><text:bookmark-start text:name="__RefHeading___Toc408_641743559"/><text:bookmark text:name="_Toc497817481"/><text:bookmark text:name="_Toc497817503"/>1. Descripción del Proyecto y los Entregables<text:bookmark-end text:name="_Toc501016494"/><text:bookmark-end text:name="__RefHeading___Toc408_641743559"/></text:h>
      <text:p text:style-name="Text_20_body"/>
      <text:p text:style-name="Text_20_body">Este proyecto está organizado por la Universidad de Sevilla, por la asignatura Planificación y Gestión de Proyectos Informáticos.</text:p>
      <text:p text:style-name="Text_20_body">El proyecto constará de varias iteraciones en las cuales están las siguientes tareas: reunión de planificación del sprint, reunión de revisión del sprint, reunión de retrospectiva del equipo y la elaboración de las gráficas de <text:span text:style-name="Fuente_20_de_20_párrafo_20_predeter."><text:span text:style-name="T5">sprint brundown</text:span></text:span> y de <text:span text:style-name="Fuente_20_de_20_párrafo_20_predeter."><text:span text:style-name="T5">product burndown</text:span></text:span>.</text:p>
      <text:p text:style-name="Text_20_body">Su fecha de preparación fue el 20 de octubre de 2017</text:p>
      <text:p text:style-name="Text_20_body">Para el desarrollo del proyecto tenemos definidas las siguientes iteraciones:</text:p>
      <text:p text:style-name="Text_20_body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Iteración</text:p>
          </table:table-cell>
          <table:table-cell table:style-name="Tabla4.B1" office:value-type="string">
            <text:p text:style-name="P7">Fecha</text:p>
          </table:table-cell>
        </table:table-row>
        <table:table-row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5">09/11/2017</text:p>
          </table:table-cell>
        </table:table-row>
        <table:table-row>
          <table:table-cell table:style-name="Tabla4.A2" office:value-type="string">
            <text:p text:style-name="P5">2</text:p>
          </table:table-cell>
          <table:table-cell table:style-name="Tabla4.B2" office:value-type="string">
            <text:p text:style-name="P5">23/11/2017</text:p>
          </table:table-cell>
        </table:table-row>
        <table:table-row>
          <table:table-cell table:style-name="Tabla4.A2" office:value-type="string">
            <text:p text:style-name="P5">3</text:p>
          </table:table-cell>
          <table:table-cell table:style-name="Tabla4.B2" office:value-type="string">
            <text:p text:style-name="P5">07/12/2017</text:p>
          </table:table-cell>
        </table:table-row>
        <table:table-row>
          <table:table-cell table:style-name="Tabla4.A2" office:value-type="string">
            <text:p text:style-name="P5">4</text:p>
          </table:table-cell>
          <table:table-cell table:style-name="Tabla4.B2" office:value-type="string">
            <text:p text:style-name="P5">21/12/2017</text:p>
          </table:table-cell>
        </table:table-row>
      </table:table>
      <text:p text:style-name="Text_20_body"/>
      <text:p text:style-name="Text_20_body">El proyecto será entregado el 22 de diciembre de 2017.</text:p>
      <text:h text:style-name="P42" text:outline-level="1"/>
      <text:p text:style-name="P39"/>
      <text:h text:style-name="P42" text:outline-level="1"><text:bookmark-start text:name="_Toc501016495"/><text:bookmark-start text:name="__RefHeading___Toc412_641743559"/>2. Requisitos del proyecto y del producto<text:bookmark-end text:name="_Toc501016495"/><text:bookmark-end text:name="__RefHeading___Toc412_641743559"/></text:h>
      <text:p text:style-name="Text_20_body"/>
      <text:p text:style-name="Text_20_body">El proyecto consta de una serie de requisitos para su correcta consecución que se pueden resumir en diseñar una solución a nuestro cliente para mejorar su gestión en el equipo del día a día siguiendo los principios del manifiesto ágil.</text:p>
      <text:p text:style-name="Text_20_body">Esta solución a diseñar depende de unos requisitos específicos para nuestros clientes: la forma en que deben comunicarse, el software que deben usar u otros.</text:p>
      <text:p text:style-name="Text_20_body">En nuestro caso los requisitos específicos de nuestro cliente son:</text:p>
      <text:p text:style-name="Text_20_body"><text:tab/>- Comunicación individual telemática.</text:p>
      <text:p text:style-name="Text_20_body"><text:tab/>- Uso de software de código abierto (u open source).</text:p>
      <text:p text:style-name="Text_20_body">Cada uno de los productos a entregar en cada una de las iteraciones deben cumplir con los criterios de aceptación definidos en el apartado posterior y deben contener al menos los siguientes ítems:</text:p>
      <text:p text:style-name="Text_20_body"><text:tab/>- Acta de constitución del proyecto: documento actual, en él se analizan las bases del proyecto.</text:p>
      <text:p text:style-name="Text_20_body"><text:tab/>- Gestión del alcance: en él se define el alcance del proyecto y se realiza un desglose de las tareas a realizar para su consecución.</text:p>
      <text:p text:style-name="Text_20_body"><text:tab/>- Planificación inicial y final: documento en el que se describe la planificación del proyecto y como es el real desarrollo de este.</text:p>
      <text:p text:style-name="Text_20_body"><text:tab/>- Lecciones aprendidas: en este apartado se indican los contratiempos o problemas que hemos encontrado a lo largo de cada una de las iteraciones y a su vez se trata de dar una posible solución para tratar de solventarlos a la siguiente</text:p>
      <text:p text:style-name="Text_20_body"/>
      <text:p text:style-name="Text_20_body"><text:soft-page-break/></text:p>
      <text:h text:style-name="P42" text:outline-level="1"><text:bookmark-start text:name="_Toc501016496"/><text:bookmark-start text:name="__RefHeading___Toc416_641743559"/>3. <text:span text:style-name="Fuente_20_de_20_párrafo_20_predeter."><text:span text:style-name="T6">Descripción del protocolo de comunicación del proyecto</text:span></text:span><text:bookmark-end text:name="_Toc501016496"/><text:bookmark-end text:name="__RefHeading___Toc416_641743559"/></text:h>
      <text:p text:style-name="P13"/>
      <text:p text:style-name="Text_20_body">Para definir las reuniones con el cliente nuestro Product owner se comunica con el Product manager a través del correo. Estos acuerdan un día y hora para realizar la reunión junto con todo el equipo.</text:p>
      <text:p text:style-name="Text_20_body">Se tratan los puntos del día que han definido anteriormente, se toma el acta de la reunión usando un plantilla realizada por nosotros; y se firma por todos los asistentes. Se manda también por correo al product manager para que la valide y la firme.</text:p>
      <text:p text:style-name="Text_20_body">Para tratar puntos que necesitan una respuesta rápida usamos Telegram, tanto dentro del equipo como nuestro product owner con el product manager. </text:p>
      <text:p text:style-name="Text_20_body">Las reuniones se realizan por una aplicación de código abierto específica para videoconferencias.</text:p>
      <text:p text:style-name="Text_20_body">Otro tipo de reuniones son las de retrospectiva, estas se realizan al final de la iteración. En ella se llevan a cabo temas como las lecciones aprendidas, que debemos mejorar, el estado del proyecto y que queda para acabarlo.</text:p>
      <text:p text:style-name="Text_20_body"/>
      <text:p text:style-name="Text_20_body"/>
      <text:h text:style-name="P42" text:outline-level="1"><text:bookmark-start text:name="_Toc501016497"/><text:bookmark-start text:name="__RefHeading___Toc579_342737938"/><text:span text:style-name="Fuente_20_de_20_párrafo_20_predeter."><text:span text:style-name="T6">4. Tabla de interesados</text:span></text:span><text:bookmark-end text:name="_Toc501016497"/><text:bookmark-end text:name="__RefHeading___Toc579_342737938"/></text:h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8">Nombre</text:p>
          </table:table-cell>
          <table:table-cell table:style-name="Tabla5.A1" office:value-type="string">
            <text:p text:style-name="P8">Rol</text:p>
          </table:table-cell>
          <table:table-cell table:style-name="Tabla5.C1" office:value-type="string">
            <text:p text:style-name="P8">Contacto</text:p>
          </table:table-cell>
        </table:table-row>
        <table:table-row>
          <table:table-cell table:style-name="Tabla5.A2" office:value-type="string">
            <text:p text:style-name="P8">García Gonzalez, Andrés</text:p>
          </table:table-cell>
          <table:table-cell table:style-name="Tabla5.B2" office:value-type="string">
            <text:p text:style-name="P9">Analistas programadores</text:p>
          </table:table-cell>
          <table:table-cell table:style-name="Tabla5.C2" office:value-type="string">
            <text:p text:style-name="Table_20_Contents"><text:a xlink:type="simple" xlink:href="mailto:andgarq@gmail.com" office:target-frame-name="_top" xlink:show="replace" text:style-name="Internet_20_link" text:visited-style-name="Visited_20_Internet_20_Link"><text:span text:style-name="Fuente_20_de_20_párrafo_20_predeter."><text:span text:style-name="T8">andgarq@gmail.com</text:span></text:span></text:a></text:p>
          </table:table-cell>
        </table:table-row>
        <table:table-row>
          <table:table-cell table:style-name="Tabla5.A2" office:value-type="string">
            <text:p text:style-name="P8">Vazquez Argumedo, Jesús</text:p>
          </table:table-cell>
          <table:table-cell table:style-name="Tabla5.B2" office:value-type="string">
            <text:p text:style-name="P9">Analistas programadores</text:p>
          </table:table-cell>
          <table:table-cell table:style-name="Tabla5.C2" office:value-type="string">
            <text:p text:style-name="Table_20_Contents"><text:a xlink:type="simple" xlink:href="mailto:jesvazarg@gmail.com" office:target-frame-name="_top" xlink:show="replace" text:style-name="Internet_20_link" text:visited-style-name="Visited_20_Internet_20_Link"><text:span text:style-name="Fuente_20_de_20_párrafo_20_predeter."><text:span text:style-name="T8">jesvazarg@gmail.com</text:span></text:span></text:a></text:p>
          </table:table-cell>
        </table:table-row>
        <table:table-row>
          <table:table-cell table:style-name="Tabla5.A2" office:value-type="string">
            <text:p text:style-name="P8">Vazquez Encina, Alejandro</text:p>
          </table:table-cell>
          <table:table-cell table:style-name="Tabla5.B2" office:value-type="string">
            <text:p text:style-name="P9">Desarrolladores</text:p>
          </table:table-cell>
          <table:table-cell table:style-name="Tabla5.C2" office:value-type="string">
            <text:p text:style-name="Table_20_Contents"><text:a xlink:type="simple" xlink:href="mailto:alevazenc@gmail.com" office:target-frame-name="_top" xlink:show="replace" text:style-name="Internet_20_link" text:visited-style-name="Visited_20_Internet_20_Link"><text:span text:style-name="Fuente_20_de_20_párrafo_20_predeter."><text:span text:style-name="T8">alevazenc@gmail.com</text:span></text:span></text:a></text:p>
          </table:table-cell>
        </table:table-row>
        <table:table-row>
          <table:table-cell table:style-name="Tabla5.A2" office:value-type="string">
            <text:p text:style-name="P8">Vera Recacha, Laura</text:p>
          </table:table-cell>
          <table:table-cell table:style-name="Tabla5.B2" office:value-type="string">
            <text:p text:style-name="P9">Desarrolladores</text:p>
          </table:table-cell>
          <table:table-cell table:style-name="Tabla5.C2" office:value-type="string">
            <text:p text:style-name="Table_20_Contents"><text:a xlink:type="simple" xlink:href="mailto:lauraverarec@gmail.com" office:target-frame-name="_top" xlink:show="replace" text:style-name="Internet_20_link" text:visited-style-name="Visited_20_Internet_20_Link"><text:span text:style-name="Fuente_20_de_20_párrafo_20_predeter."><text:span text:style-name="T8">lauraverarec@gmail.com</text:span></text:span></text:a></text:p>
          </table:table-cell>
        </table:table-row>
        <table:table-row>
          <table:table-cell table:style-name="Tabla5.A2" office:value-type="string">
            <text:p text:style-name="P8">Villalba Ramírez, Javier</text:p>
          </table:table-cell>
          <table:table-cell table:style-name="Tabla5.B2" office:value-type="string">
            <text:p text:style-name="P9">Product owner</text:p>
          </table:table-cell>
          <table:table-cell table:style-name="Tabla5.C2" office:value-type="string">
            <text:p text:style-name="Table_20_Contents"><text:a xlink:type="simple" xlink:href="mailto:javvilram@alum.us.es" office:target-frame-name="_top" xlink:show="replace" text:style-name="Internet_20_link" text:visited-style-name="Visited_20_Internet_20_Link"><text:span text:style-name="Fuente_20_de_20_párrafo_20_predeter."><text:span text:style-name="T8">javvilram@alum.us.es</text:span></text:span></text:a></text:p>
          </table:table-cell>
        </table:table-row>
        <table:table-row>
          <table:table-cell table:style-name="Tabla5.A2" office:value-type="string">
            <text:p text:style-name="P8">Luque Montoya, Adrián</text:p>
          </table:table-cell>
          <table:table-cell table:style-name="Tabla5.B7" office:value-type="string">
            <text:p text:style-name="P9">Product manager</text:p>
          </table:table-cell>
          <table:table-cell table:style-name="Tabla5.C2" office:value-type="string">
            <text:p text:style-name="Table_20_Contents"><text:a xlink:type="simple" xlink:href="mailto:adrluqmon@alum.us.es" office:target-frame-name="_top" xlink:show="replace" text:style-name="Internet_20_link" text:visited-style-name="Visited_20_Internet_20_Link"><text:span text:style-name="Fuente_20_de_20_párrafo_20_predeter."><text:span text:style-name="T8">adrluqmon@alum.us.es</text:span></text:span></text:a></text:p>
          </table:table-cell>
        </table:table-row>
      </table:table>
      <text:p text:style-name="Text_20_body"/>
      <text:h text:style-name="Título_20_1" text:outline-level="1"/>
      <text:h text:style-name="P42" text:outline-level="1"><text:span text:style-name="Fuente_20_de_20_párrafo_20_predeter."><text:span text:style-name="T6"/></text:span></text:h>
      <text:h text:style-name="P41" text:outline-level="1"><text:bookmark-start text:name="_Toc501016498"/><text:bookmark-start text:name="__RefHeading___Toc446_342737938"/><text:span text:style-name="Fuente_20_de_20_párrafo_20_predeter."><text:span text:style-name="T6">5. <text:s/>Criterios de aceptación</text:span></text:span><text:bookmark-end text:name="_Toc501016498"/><text:bookmark-end text:name="__RefHeading___Toc446_342737938"/></text:h>
      <text:p text:style-name="Text_20_body"/>
      <text:p text:style-name="Text_20_body">Se han definido una serie de criterios de aceptación para determinar el nivel de consecución de los objetivos planteados.</text:p>
      <text:p text:style-name="P21"><text:tab/>- Debe existir una plantilla de documentos común para las comunicaciones entre cliente y proveedor</text:p>
      <text:p text:style-name="P21"><text:tab/>- Se deben llevar a cabo una serie de reuniones obligatorias dentro del equipo: reunión de planificación de sprint, reunión de revisión del sprint, reunión de retrospectiva del equipo.</text:p>
      <text:p text:style-name="P21"><text:tab/>- Se deben elaborar las gráficas de <text:span text:style-name="Fuente_20_de_20_párrafo_20_predeter."><text:span text:style-name="T5">sprint burndown</text:span></text:span> y <text:span text:style-name="Fuente_20_de_20_párrafo_20_predeter."><text:span text:style-name="T5">product burndown </text:span></text:span>en cada iteración.</text:p>
      <text:p text:style-name="P21"><text:tab/>- Se asume que el cliente desea obtener una solución de una calidad aceptable y que realmente le facilite y se adapte a su metodología de trabajo, asumiendo a su vez que esta solución cumple con los requisitos definidos previamente.</text:p>
      <text:p text:style-name="P21"><text:tab/>- Es obligatoria la entrega puntual de cada uno de los productos de la solución en cada una de las iteraciones.</text:p>
      <text:p text:style-name="P21"><text:tab/>- Los documentos recibidos por el cliente deben ser revisados, aprobados y firmados para asegurar que cumplen su función correctamente y es lo esperado.</text:p>
      <text:p text:style-name="P21"/>
      <text:p text:style-name="P14">Estos criterios de aceptación han sido decididos en un acuerdo común del equipo, teniendo en cuenta las necesidades y ruegos del cliente.</text:p>
      <text:p text:style-name="P14"/>
      <text:p text:style-name="P14"/>
      <text:h text:style-name="P42" text:outline-level="1"><text:span text:style-name="Fuente_20_de_20_párrafo_20_predeter."><text:span text:style-name="T6"/></text:span></text:h>
      <text:h text:style-name="P41" text:outline-level="1"><text:bookmark-start text:name="_Toc501016499"/><text:bookmark text:name="_6._Riesgos_iniciales"/><text:bookmark-start text:name="__RefHeading___Toc436_641743559"/><text:span text:style-name="Fuente_20_de_20_párrafo_20_predeter."><text:span text:style-name="T6">6. Riesgos iniciales</text:span></text:span><text:bookmark-end text:name="_Toc501016499"/><text:bookmark-end text:name="__RefHeading___Toc436_641743559"/></text:h>
      <text:p text:style-name="Text_20_body"/>
      <text:p text:style-name="P15">Existen una serie de riesgos iniciales que se han previsto al inicio del proyecto, estos son:</text:p>
      <text:p text:style-name="P22"><text:tab/>-<text:span text:style-name="Fuente_20_de_20_párrafo_20_predeter."><text:span text:style-name="T2"> </text:span></text:span><text:bookmark-start text:name="RI01"/><text:span text:style-name="Fuente_20_de_20_párrafo_20_predeter."><text:span text:style-name="T3">RI01</text:span></text:span><text:bookmark-end text:name="RI01"/><text:span text:style-name="Fuente_20_de_20_párrafo_20_predeter."><text:span text:style-name="T3">: </text:span></text:span>Desconocimiento total o parcial sobre los requisitos pedidos por el cliente, debido a un fallo de comunicación o de entendimiento.</text:p>
      <text:p text:style-name="P23">- Plan de acción: Tratar de llegar a un punto de entendimiento con el cliente, a través del dialogo y una comunicación clara y concisa del asunto, presentando los problemas encontrados y tratando de darles una solución óptima y factible para ambas partes.</text:p>
      <text:p text:style-name="P22"><text:tab/>- <text:bookmark-start text:name="RI02"/><text:span text:style-name="Fuente_20_de_20_párrafo_20_predeter."><text:span text:style-name="T3">RI02</text:span></text:span><text:bookmark-end text:name="RI02"/><text:span text:style-name="Fuente_20_de_20_párrafo_20_predeter."><text:span text:style-name="T3">: </text:span></text:span>Fallo total o parcial en la entrega de un producto en una iteración, este fallo puede deberse a factores como: falta de planificación, de coordinación o de entendimiento ya sea entre cliente-proveedor como dentro del equipo.</text:p>
      <text:p text:style-name="P25"><text:tab/><text:span text:style-name="Fuente_20_de_20_párrafo_20_predeter."><text:span text:style-name="T2">- Plan de acción: Llegado al punto en el que sucede un fallo total o parcial en la entrega se tendrán en cuenta los motivos por los cuales se ha llegado a este punto, tratando aprender lo máximo posible de estos errores, arreglándolos y </text:span></text:span><text:span text:style-name="Fuente_20_de_20_párrafo_20_predeter."><text:span text:style-name="T2">evitando que vuelvan a suceder en futuras iteraciones.</text:span></text:span></text:p>
      <text:p text:style-name="P22"><text:tab/>- <text:bookmark-start text:name="RI03"/><text:span text:style-name="Fuente_20_de_20_párrafo_20_predeter."><text:span text:style-name="T3">RI03</text:span></text:span><text:bookmark-end text:name="RI03"/><text:span text:style-name="Fuente_20_de_20_párrafo_20_predeter."><text:span text:style-name="T3">: </text:span></text:span>Falta de puntualidad, debido de nuevo tanto a fallos de planificación o coordinación como el no tener en cuenta otras cargas de trabajo como pueden ser otras asignaturas, exámenes etc.</text:p>
      <text:p text:style-name="P25"><text:tab/><text:span text:style-name="Fuente_20_de_20_párrafo_20_predeter."><text:span text:style-name="T2">- Plan de ac</text:span></text:span><text:span text:style-name="Fuente_20_de_20_párrafo_20_predeter."><text:span text:style-name="T2">ción: Proponer soluciones restrictivas en cuanto a la planificación como periodos cerrados para la realización de las actividades imponiendo posibles </text:span></text:span><text:span text:style-name="Fuente_20_de_20_párrafo_20_predeter."><text:span text:style-name="T4">“castigos”</text:span></text:span><text:span text:style-name="Fuente_20_de_20_párrafo_20_predeter."><text:span text:style-name="T2"> a aquellos que los incumplan como la pérdida de puntos en el cómputo final.</text:span></text:span></text:p>
      <text:p text:style-name="P22"><text:tab/>- <text:bookmark-start text:name="RI04"/><text:span text:style-name="Fuente_20_de_20_párrafo_20_predeter."><text:span text:style-name="T3">RI04</text:span></text:span><text:bookmark-end text:name="RI04"/><text:span text:style-name="Fuente_20_de_20_párrafo_20_predeter."><text:span text:style-name="T3">: </text:span></text:span>Fallo en el servicio de la solución propuesta al cliente, este fallo a pesar de que esté totalmente fuera de nuestro alcance se contempla ya que puede ocurrir.</text:p>
      <text:p text:style-name="P22"><text:tab/><text:tab/><text:span text:style-name="Fuente_20_de_20_párrafo_20_predeter."><text:span text:style-name="T2">- Plan de acción: Proponer una nueva solución, tratando de solventar el problema previo.</text:span></text:span></text:p>
      <text:p text:style-name="P22"><text:tab/>- <text:bookmark-start text:name="RI05"/><text:span text:style-name="Fuente_20_de_20_párrafo_20_predeter."><text:span text:style-name="T3">RI05</text:span></text:span><text:bookmark-end text:name="RI05"/><text:span text:style-name="Fuente_20_de_20_párrafo_20_predeter."><text:span text:style-name="T3">: </text:span></text:span>Desmotivación del equipo, en general es necesario un equipo motivado para poder cumplir con los criterios expuestos anteriormente, para ello tratamos de motivarnos y mantener un buen ambiente de trabajo en el equipo.</text:p>
      <text:p text:style-name="P25"><text:tab/><text:span text:style-name="Fuente_20_de_20_párrafo_20_predeter."><text:span text:style-name="T2">- Plan de acción: Tratar de localizar el problema para l</text:span></text:span><text:span text:style-name="Fuente_20_de_20_párrafo_20_predeter."><text:span text:style-name="T2">a falta de motivación e intentar volver a crear un buen ambiente de trabajo, si es necesario se realizarán actividades de unión entre el equipo (</text:span></text:span><text:span text:style-name="Fuente_20_de_20_párrafo_20_predeter."><text:span text:style-name="T4">teambuilding</text:span></text:span><text:span text:style-name="Fuente_20_de_20_párrafo_20_predeter."><text:span text:style-name="T2">).</text:span></text:span></text:p>
      <text:p text:style-name="P22"><text:tab/>- <text:bookmark-start text:name="RI06"/><text:span text:style-name="Fuente_20_de_20_párrafo_20_predeter."><text:span text:style-name="T3">RI06</text:span></text:span><text:bookmark-end text:name="RI06"/><text:span text:style-name="Fuente_20_de_20_párrafo_20_predeter."><text:span text:style-name="T3">: </text:span></text:span>Otros factores como:</text:p>
      <text:p text:style-name="P26"><text:span text:style-name="Fuente_20_de_20_párrafo_20_predeter."><text:span text:style-name="T10">o </text:span></text:span>El abandono del proyecto por parte de algún miembro del equipo (debido a motivos que pueden variar desde situaciones personales como profesionales o económicas)</text:p>
      <text:p text:style-name="P26"><text:span text:style-name="Fuente_20_de_20_párrafo_20_predeter."><text:span text:style-name="T10">o </text:span></text:span>Riesgos no controlables o relacionados con el entorno (accidentes, enfermedad…)</text:p>
      <text:p text:style-name="P24">- Plan de acción: En el caso de abandono por parte de un miembro del equipo no hay nada que podamos hacer para evitarlo, por tanto, la solución óptima seria adaptarnos al nuevo cambio y tratar de re planificarnos de forma que podamos ser igualmente eficientes.</text:p>
      <text:p text:style-name="Text_20_body"/>
      <text:p text:style-name="Text_20_body"/>
      <text:h text:style-name="Título_20_1" text:outline-level="1"><text:span text:style-name="Fuente_20_de_20_párrafo_20_predeter."><text:span text:style-name="T6"/></text:span></text:h>
      <text:h text:style-name="P41" text:outline-level="1"><text:bookmark-start text:name="__RefHeading__2392_1436151535"/><text:bookmark-start text:name="_Toc501016500"/><text:span text:style-name="Fuente_20_de_20_párrafo_20_predeter."><text:span text:style-name="T6">7. </text:span></text:span><text:span text:style-name="Fuente_20_de_20_párrafo_20_predeter."><text:span text:style-name="T7">Plan</text:span></text:span><text:span text:style-name="Fuente_20_de_20_párrafo_20_predeter."><text:span text:style-name="T6"> de riesgo</text:span></text:span><text:span text:style-name="Fuente_20_de_20_párrafo_20_predeter."><text:span text:style-name="T7">s</text:span></text:span><text:bookmark-end text:name="__RefHeading__2392_1436151535"/><text:bookmark-end text:name="_Toc501016500"/></text:h>
      <text:p text:style-name="P39"><text:span text:style-name="Fuente_20_de_20_párrafo_20_predeter."><text:span text:style-name="T7"/></text:span></text:p>
      <text:p text:style-name="P16">Respecto al control de los riesgos listados en el apartado anterior se considerarán las siguientes propiedades:</text:p>
      <text:list xml:id="list8690452261472256418" text:style-name="L1">
        <text:list-item>
          <text:p text:style-name="P31"><text:span text:style-name="Fuente_20_de_20_párrafo_20_predeter."><text:span text:style-name="T3">Probabilidad</text:span></text:span><text:span text:style-name="Fuente_20_de_20_párrafo_20_predeter."><text:span text:style-name="T3">:</text:span></text:span><text:span text:style-name="Fuente_20_de_20_párrafo_20_predeter."><text:span text:style-name="T2"> Evaluada en función de la frecuencia con la que un factor de riesgo ocurre. Se evaluará del 1 al 10 clasificándolos en niveles de la siguiente manera:</text:span></text:span></text:p>
          <text:list>
            <text:list-item>
              <text:p text:style-name="P31"><text:span text:style-name="Fuente_20_de_20_párrafo_20_predeter."><text:span text:style-name="T2">1 – 2: Riesgo remoto</text:span></text:span></text:p>
            </text:list-item>
            <text:list-item>
              <text:p text:style-name="P31"><text:span text:style-name="Fuente_20_de_20_párrafo_20_predeter."><text:span text:style-name="T2">3 – 4: Inusual</text:span></text:span></text:p>
            </text:list-item>
            <text:list-item>
              <text:p text:style-name="P31"><text:span text:style-name="Fuente_20_de_20_párrafo_20_predeter."><text:span text:style-name="T2">5 – 6: Posible</text:span></text:span></text:p>
            </text:list-item>
            <text:list-item>
              <text:p text:style-name="P31"><text:span text:style-name="Fuente_20_de_20_párrafo_20_predeter."><text:span text:style-name="T2">7 – 8: Probable</text:span></text:span></text:p>
            </text:list-item>
            <text:list-item>
              <text:p text:style-name="P31"><text:span text:style-name="Fuente_20_de_20_párrafo_20_predeter."><text:span text:style-name="T2">9 – 10: Muy probable</text:span></text:span></text:p>
            </text:list-item>
          </text:list>
        </text:list-item>
        <text:list-item>
          <text:p text:style-name="P31"><text:span text:style-name="Fuente_20_de_20_párrafo_20_predeter."><text:span text:style-name="T3">Impacto:</text:span></text:span><text:span text:style-name="Fuente_20_de_20_párrafo_20_predeter."><text:span text:style-name="T3"> </text:span></text:span><text:span text:style-name="Fuente_20_de_20_párrafo_20_predeter."><text:span text:style-name="T2">El impacto mide la gravedad de las consecuencias que puede conllevar la consecución de un riesgo. Evaluada en niveles de forma análoga a la probabilidad</text:span></text:span><text:span text:style-name="Fuente_20_de_20_párrafo_20_predeter."><text:span text:style-name="T2">:</text:span></text:span></text:p>
          <text:list>
            <text:list-item>
              <text:p text:style-name="P31"><text:span text:style-name="Fuente_20_de_20_párrafo_20_predeter."><text:span text:style-name="T2">1 – 2: Insignificante</text:span></text:span></text:p>
            </text:list-item>
            <text:list-item>
              <text:p text:style-name="P31"><text:span text:style-name="Fuente_20_de_20_párrafo_20_predeter."><text:span text:style-name="T2">3 – 4: Moderado</text:span></text:span></text:p>
            </text:list-item>
            <text:list-item>
              <text:p text:style-name="P31"><text:span text:style-name="Fuente_20_de_20_párrafo_20_predeter."><text:span text:style-name="T2">5 – 6: </text:span></text:span><text:span text:style-name="Fuente_20_de_20_párrafo_20_predeter."><text:span text:style-name="T2">Serio</text:span></text:span></text:p>
            </text:list-item>
            <text:list-item>
              <text:p text:style-name="P31"><text:span text:style-name="Fuente_20_de_20_párrafo_20_predeter."><text:span text:style-name="T2">7 – 8: </text:span></text:span><text:span text:style-name="Fuente_20_de_20_párrafo_20_predeter."><text:span text:style-name="T2">Grave</text:span></text:span></text:p>
            </text:list-item>
            <text:list-item>
              <text:p text:style-name="P31"><text:span text:style-name="Fuente_20_de_20_párrafo_20_predeter."><text:span text:style-name="T2">9 – 10: </text:span></text:span><text:span text:style-name="Fuente_20_de_20_párrafo_20_predeter."><text:span text:style-name="T2">Catastrófico</text:span></text:span></text:p>
            </text:list-item>
          </text:list>
        </text:list-item>
        <text:list-item>
          <text:p text:style-name="P31"><text:span text:style-name="Fuente_20_de_20_párrafo_20_predeter."><text:span text:style-name="T3">Plan de acción:</text:span></text:span><text:span text:style-name="Fuente_20_de_20_párrafo_20_predeter."><text:span text:style-name="T3"> </text:span></text:span><text:span text:style-name="Fuente_20_de_20_párrafo_20_predeter."><text:span text:style-name="T2">El plan de acción será utilizado para minimizar el impacto encarando los problemas de forma proactiva.</text:span></text:span></text:p>
        </text:list-item>
      </text:list>
      <text:p text:style-name="P17"/>
      <text:p text:style-name="P36"/>
      <text:p text:style-name="P38">Tabla de plan de riesgos</text:p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8">Ident.</text:p>
          </table:table-cell>
          <table:table-cell table:style-name="Tabla6.A1" office:value-type="string">
            <text:p text:style-name="P18">Probabilidad</text:p>
          </table:table-cell>
          <table:table-cell table:style-name="Tabla6.A1" office:value-type="string">
            <text:p text:style-name="P18">Impacto</text:p>
          </table:table-cell>
          <table:table-cell table:style-name="Tabla6.A1" office:value-type="string">
            <text:p text:style-name="P17">Plan de acción</text:p>
          </table:table-cell>
        </table:table-row>
        <table:table-row>
          <table:table-cell table:style-name="Tabla6.A2" office:value-type="string">
            <text:p text:style-name="P12"><text:a xlink:type="simple" xlink:href="#RI01" office:target-frame-name="_top" xlink:show="replace" text:style-name="Internet_20_link" text:visited-style-name="Visited_20_Internet_20_Link"><text:span text:style-name="Hipervínculo"><text:span text:style-name="T2">RI</text:span></text:span></text:a><text:bookmark-start text:name="_Hlt501017840"/><text:bookmark-start text:name="_Hlt501017720"/><text:a xlink:type="simple" xlink:href="#RI01" office:target-frame-name="_top" xlink:show="replace" text:style-name="Internet_20_link" text:visited-style-name="Visited_20_Internet_20_Link"><text:span text:style-name="Hipervínculo"><text:span text:style-name="T2">0</text:span></text:span></text:a><text:bookmark-end text:name="_Hlt501017840"/><text:bookmark-end text:name="_Hlt501017720"/><text:a xlink:type="simple" xlink:href="#RI01" office:target-frame-name="_top" xlink:show="replace" text:style-name="Internet_20_link" text:visited-style-name="Visited_20_Internet_20_Link"><text:span text:style-name="Hipervínculo"><text:span text:style-name="T2">1</text:span></text:span></text:a></text:p>
          </table:table-cell>
          <table:table-cell table:style-name="Tabla6.A2" office:value-type="string">
            <text:p text:style-name="P19">5 (Posible)</text:p>
          </table:table-cell>
          <table:table-cell table:style-name="Tabla6.A2" office:value-type="string">
            <text:p text:style-name="P19">6 (Serio)</text:p>
          </table:table-cell>
          <table:table-cell table:style-name="Tabla6.A2" office:value-type="string">
            <text:p text:style-name="Text_20_body"><text:span text:style-name="fontstyle01">Tratar de llegar a un punto de entendimiento con el cliente, a través del</text:span><text:span text:style-name="Fuente_20_de_20_párrafo_20_predeter."><text:span text:style-name="T9"> </text:span></text:span><text:span text:style-name="fontstyle01">dialogo y una comunicación clara y concisa del asunto, presentando los problemas</text:span><text:span text:style-name="Fuente_20_de_20_párrafo_20_predeter."><text:span text:style-name="T9"> </text:span></text:span><text:span text:style-name="fontstyle01">encontrados y tratando de darles una solución óptima y factible para ambas partes</text:span></text:p>
          </table:table-cell>
        </table:table-row>
        <table:table-row>
          <table:table-cell table:style-name="Tabla6.A2" office:value-type="string">
            <text:p text:style-name="P12"><text:a xlink:type="simple" xlink:href="#RI02" office:target-frame-name="_top" xlink:show="replace" text:style-name="Internet_20_link" text:visited-style-name="Visited_20_Internet_20_Link"><text:span text:style-name="Hipervínculo"><text:span text:style-name="T2">RI02</text:span></text:span></text:a></text:p>
          </table:table-cell>
          <table:table-cell table:style-name="Tabla6.A2" office:value-type="string">
            <text:p text:style-name="P19">6 (Posible)</text:p>
          </table:table-cell>
          <table:table-cell table:style-name="Tabla6.A2" office:value-type="string">
            <text:p text:style-name="P19">7 (Grave)</text:p>
          </table:table-cell>
          <table:table-cell table:style-name="Tabla6.A2" office:value-type="string">
            <text:p text:style-name="Text_20_body"><text:span text:style-name="fontstyle01">Llegado al punto en el que sucede un fallo total o parcial en la entrega se</text:span><text:span text:style-name="Fuente_20_de_20_párrafo_20_predeter."><text:span text:style-name="T9"> </text:span></text:span><text:span text:style-name="fontstyle01">tendrán en cuenta los motivos por los cuales se ha llegado a este punto, tratando aprender lo</text:span><text:span text:style-name="Fuente_20_de_20_párrafo_20_predeter."><text:span text:style-name="T9"> </text:span></text:span><text:span text:style-name="fontstyle01">máximo posible de estos errores, arreglándolos y evitando que vuelvan a suceder en futuras</text:span><text:span text:style-name="Fuente_20_de_20_párrafo_20_predeter."><text:span text:style-name="T9"> </text:span></text:span><text:span text:style-name="fontstyle01">iteraciones.</text:span></text:p>
          </table:table-cell>
        </table:table-row>
        <table:table-row>
          <table:table-cell table:style-name="Tabla6.A2" office:value-type="string">
            <text:p text:style-name="P12"><text:a xlink:type="simple" xlink:href="#RI03" office:target-frame-name="_top" xlink:show="replace" text:style-name="Internet_20_link" text:visited-style-name="Visited_20_Internet_20_Link"><text:span text:style-name="Hipervínculo"><text:span text:style-name="T2">RI03</text:span></text:span></text:a></text:p>
          </table:table-cell>
          <table:table-cell table:style-name="Tabla6.A2" office:value-type="string">
            <text:p text:style-name="P19">4 (Inusual)</text:p>
          </table:table-cell>
          <table:table-cell table:style-name="Tabla6.A2" office:value-type="string">
            <text:p text:style-name="P19">8 (Grave)</text:p>
          </table:table-cell>
          <table:table-cell table:style-name="Tabla6.A2" office:value-type="string">
            <text:p text:style-name="Text_20_body"><text:span text:style-name="fontstyle01">Proponer soluciones restrictivas en cuanto a la planificación como periodos</text:span><text:span text:style-name="Fuente_20_de_20_párrafo_20_predeter."><text:span text:style-name="T9"> </text:span></text:span><text:span text:style-name="fontstyle01">cerrados para la realización de las actividades imponiendo posibles </text:span><text:span text:style-name="fontstyle21">“castigos” </text:span><text:span text:style-name="fontstyle01">a aquellos</text:span><text:span text:style-name="Fuente_20_de_20_párrafo_20_predeter."><text:span text:style-name="T9"> </text:span></text:span><text:span text:style-name="fontstyle01">que los incumplan como la pérdida de puntos en el cómputo final</text:span><text:span text:style-name="fontstyle01"><text:span text:style-name="T2"> de seguimiento.</text:span></text:span></text:p>
          </table:table-cell>
        </table:table-row>
        <table:table-row>
          <table:table-cell table:style-name="Tabla6.A2" office:value-type="string">
            <text:p text:style-name="P12"><text:a xlink:type="simple" xlink:href="#RI04" office:target-frame-name="_top" xlink:show="replace" text:style-name="Internet_20_link" text:visited-style-name="Visited_20_Internet_20_Link"><text:span text:style-name="Hipervínculo"><text:span text:style-name="T2">RI04</text:span></text:span></text:a></text:p>
          </table:table-cell>
          <table:table-cell table:style-name="Tabla6.A2" office:value-type="string">
            <text:p text:style-name="P19">7 (Probable)</text:p>
          </table:table-cell>
          <table:table-cell table:style-name="Tabla6.A2" office:value-type="string">
            <text:p text:style-name="P19">4 (Moderado)</text:p>
          </table:table-cell>
          <table:table-cell table:style-name="Tabla6.A2" office:value-type="string">
            <text:p text:style-name="Text_20_body"><text:span text:style-name="fontstyle01">Proponer una nueva solución, tratando de solventar el problema previo</text:span><text:span text:style-name="fontstyle01"><text:span text:style-name="T2">.</text:span></text:span></text:p>
          </table:table-cell>
        </table:table-row>
        <table:table-row>
          <table:table-cell table:style-name="Tabla6.A2" office:value-type="string">
            <text:p text:style-name="P12"><text:a xlink:type="simple" xlink:href="#RI05" office:target-frame-name="_top" xlink:show="replace" text:style-name="Internet_20_link" text:visited-style-name="Visited_20_Internet_20_Link"><text:span text:style-name="Hipervínculo"><text:span text:style-name="T2">RI05</text:span></text:span></text:a></text:p>
          </table:table-cell>
          <table:table-cell table:style-name="Tabla6.A2" office:value-type="string">
            <text:p text:style-name="P19">2 (Remoto)</text:p>
          </table:table-cell>
          <table:table-cell table:style-name="Tabla6.A2" office:value-type="string">
            <text:p text:style-name="P19">3 (Moderado)</text:p>
          </table:table-cell>
          <table:table-cell table:style-name="Tabla6.A2" office:value-type="string">
            <text:p text:style-name="Text_20_body"><text:span text:style-name="fontstyle01">Tratar de localizar el problema para la falta de motivación e intentar volver</text:span><text:span text:style-name="Fuente_20_de_20_párrafo_20_predeter."><text:span text:style-name="T9"> </text:span></text:span><text:span text:style-name="fontstyle01">a crear un buen ambiente de trabajo, si es necesario se realizarán actividades de unión entre</text:span><text:span text:style-name="Fuente_20_de_20_párrafo_20_predeter."><text:span text:style-name="T9"> </text:span></text:span><text:span text:style-name="fontstyle01">el equipo (</text:span><text:span text:style-name="fontstyle21">teambuilding</text:span><text:span text:style-name="fontstyle01">).</text:span></text:p>
          </table:table-cell>
        </table:table-row>
        <table:table-row>
          <table:table-cell table:style-name="Tabla6.A2" office:value-type="string">
            <text:p text:style-name="P12"><text:a xlink:type="simple" xlink:href="#RI06" office:target-frame-name="_top" xlink:show="replace" text:style-name="Internet_20_link" text:visited-style-name="Visited_20_Internet_20_Link"><text:span text:style-name="Hipervínculo"><text:span text:style-name="T2">RI06</text:span></text:span></text:a></text:p>
          </table:table-cell>
          <table:table-cell table:style-name="Tabla6.A2" office:value-type="string">
            <text:p text:style-name="P19">2 (Remoto)</text:p>
          </table:table-cell>
          <table:table-cell table:style-name="Tabla6.A2" office:value-type="string">
            <text:p text:style-name="P12"><text:span text:style-name="Fuente_20_de_20_párrafo_20_predeter."><text:span text:style-name="T11">9 (Catastrófico)</text:span></text:span></text:p>
          </table:table-cell>
          <table:table-cell table:style-name="Tabla6.A2" office:value-type="string">
            <text:p text:style-name="Text_20_body"><text:span text:style-name="fontstyle01">En el caso de abandono por parte de un miembro del equipo no hay nada</text:span><text:span text:style-name="Fuente_20_de_20_párrafo_20_predeter."><text:span text:style-name="T9"> </text:span></text:span><text:span text:style-name="fontstyle01">que podamos hacer para evitarlo, por tanto, la solución óptima seria adaptarnos al nuevo</text:span><text:span text:style-name="Fuente_20_de_20_párrafo_20_predeter."><text:span text:style-name="T9"><text:line-break/></text:span></text:span><text:span text:style-name="fontstyle01">cambio y tratar de re planificarnos de forma que podamos ser igualmente eficientes.</text:span></text:p>
          </table:table-cell>
        </table:table-row>
      </table:table>
      <text:p text:style-name="Text_20_body"/>
      <text:p text:style-name="Text_20_body"/>
      <text:h text:style-name="P28" text:outline-level="1"><text:bookmark-start text:name="_Toc501016501"/><text:bookmark-start text:name="__RefHeading___Toc581_342737938"/>8. Coste<text:bookmark-end text:name="_Toc501016501"/><text:bookmark-end text:name="__RefHeading___Toc581_342737938"/></text:h>
      <text:p text:style-name="Text_20_body"/>
      <text:p text:style-name="Text_20_body">El proyecto tendrá un coste en recursos humanos de :</text:p>
      <text:list xml:id="list2006514728649227720" text:style-name="L2">
        <text:list-item>
          <text:list>
            <text:list-item>
              <text:p text:style-name="P32">Product Management : 914€</text:p>
            </text:list-item>
            <text:list-item>
              <text:p text:style-name="P32">Analistas (2 personas): 880€</text:p>
            </text:list-item>
            <text:list-item>
              <text:p text:style-name="P32">Programadores (2 personas): 580€</text:p>
            </text:list-item>
          </text:list>
        </text:list-item>
      </text:list>
      <text:p text:style-name="Text_20_body">El coste de los recursos materiales:</text:p>
      <text:list xml:id="list7191895106896932550" text:style-name="L3">
        <text:list-item>
          <text:list>
            <text:list-item>
              <text:p text:style-name="P33">Equipos (5 pc) : 800€</text:p>
            </text:list-item>
          </text:list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Calibri" svg:font-family="Calibri, sans-serif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cm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ítulo_20_5" style:display-name="Título 5" style:family="paragraph" style:parent-style-name="Heading" style:next-style-name="Text_20_body" style:default-outline-level="5">
      <style:paragraph-properties fo:margin-top="0.212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6" style:display-name="Título 6" style:family="paragraph" style:parent-style-name="Heading" style:next-style-name="Text_20_body" style:default-outline-level="6">
      <style:paragraph-properties fo:margin-top="0.106cm" fo:margin-bottom="0.106cm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ítulo_20_7" style:display-name="Título 7" style:family="paragraph" style:parent-style-name="Heading" style:next-style-name="Text_20_body" style:default-outline-level="7">
      <style:paragraph-properties fo:margin-top="0.106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8" style:display-name="Título 8" style:family="paragraph" style:parent-style-name="Heading" style:next-style-name="Text_20_body" style:default-outline-level="8">
      <style:paragraph-properties fo:margin-top="0.106cm" fo:margin-bottom="0.106cm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ítulo_20_9" style:display-name="Título 9" style:family="paragraph" style:parent-style-name="Heading" style:next-style-name="Text_20_body" style:default-outline-level="9">
      <style:paragraph-properties fo:margin-top="0.106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106cm" fo:margin-bottom="0cm" fo:text-align="center" style:justify-single-word="false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Quotations" style:family="paragraph" style:parent-style-name="Standard" style:class="html">
      <style:paragraph-properties fo:margin-left="1cm" fo:margin-right="1cm" fo:margin-top="0cm" fo:margin-bottom="0.499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Addressee" style:family="paragraph" style:parent-style-name="Standard" style:class="extra">
      <style:paragraph-properties fo:margin-top="0cm" fo:margin-bottom="0.106cm" fo:hyphenation-ladder-count="no-limit" text:number-lines="false" text:line-number="0"/>
      <style:text-properties fo:hyphenate="false" fo:hyphenation-remain-char-count="0" fo:hyphenation-push-char-count="0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fo:hyphenation-remain-char-count="0" fo:hyphenation-push-char-count="0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aludo" style:family="paragraph" style:parent-style-name="Standard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Sender" style:family="paragraph" style:parent-style-name="Standard" style:class="extra">
      <style:paragraph-properties fo:margin-top="0cm" fo:margin-bottom="0.106cm"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size="10pt" style:font-name-asian="Liberation Mono" style:font-size-asian="10pt" style:font-name-complex="Liberation Mono" style:font-size-complex="10pt" fo:hyphenate="false" fo:hyphenation-remain-char-count="0" fo:hyphenation-push-char-count="0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Illustration_20_Index_20_1" style:display-name="Illustration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808080" fo:background-color="#e6e6e6"/>
    </style:style>
    <style:style style:name="Hipervínculo_20_visitado" style:display-name="Hipervínculo visitado" style:family="text" style:parent-style-name="Fuente_20_de_20_párrafo_20_predeter.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ntstyle01" style:family="text" style:parent-style-name="Fuente_20_de_20_párrafo_20_predeter.">
      <style:text-properties fo:color="#000000" style:font-name="TimesNewRomanPSM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ontstyle21" style:family="text" style:parent-style-name="Fuente_20_de_20_párrafo_20_predeter.">
      <style:text-properties fo:color="#000000" style:font-name="TimesNewRomanPS-ItalicM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Times New Roman" style:font-name-asian="Andale Sans UI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 style:writing-mode="lr-tb"/>
    </style:style>
    <style:style style:name="MP1" style:family="paragraph" style:parent-style-name="Heading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699cm" fo:margin-left="0cm" fo:margin-right="0cm" fo:margin-bottom="0cm" style:dynamic-spacing="true"/>
      </style:header-style>
      <style:footer-style>
        <style:header-footer-properties fo:min-height="0.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CTA DE CONSTITUCIÓN – 3.3</text:p>
        <text:p text:style-name="Heading"/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span text:style-name="Fuente_20_de_20_párrafo_20_predeter."><text:span text:style-name="MT1"><text:page-number text:select-page="current">9</text:page-number></text:span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dres</meta:initial-creator>
    <dc:creator>Jesús Vázquez Argumedo</dc:creator>
    <meta:creation-date>2017-12-14T11:34:00Z</meta:creation-date>
    <dc:date>2017-12-16T18:18:33.66</dc:date>
    <meta:print-date>2017-12-14T11:35:00Z</meta:print-date>
    <meta:editing-cycles>6</meta:editing-cycles>
    <meta:editing-duration>PT1H12M3S</meta:editing-duration>
    <meta:document-statistic meta:table-count="6" meta:image-count="0" meta:object-count="0" meta:page-count="9" meta:paragraph-count="191" meta:word-count="1785" meta:character-count="1080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